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llosco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Matie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Sall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acances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acances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cances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acances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M. Eule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Salle 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M. Euler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Salle 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Salle 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5h30</text:p>
          </table:table-cell>
          <table:table-cell office:value-type="string" calcext:value-type="string">
            <text:p>Salle 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7h30</text:p>
          </table:table-cell>
          <table:table-cell office:value-type="string" calcext:value-type="string">
            <text:p>Salle 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1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M. En Grève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1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Mme. Colleur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1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1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Salle 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1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spagnol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1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Salle 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M. Test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hysique-Chimie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Salle 1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hysique-Chimie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Salle 2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hysique-Chimie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2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hysique-Chimie</text:p>
          </table:table-cell>
          <table:table-cell office:value-type="string" calcext:value-type="string">
            <text:p>Mme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Salle 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hysique-Chimie</text:p>
          </table:table-cell>
          <table:table-cell office:value-type="string" calcext:value-type="string">
            <text:p>Mme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Salle 2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hysique-Chimie</text:p>
          </table:table-cell>
          <table:table-cell office:value-type="string" calcext:value-type="string">
            <text:p>Mme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Salle 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hysique-Chimie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hysique-Chimie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hysique-Chimie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2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hysique-Chimie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2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II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II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3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II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3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II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3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II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Salle 3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II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II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Salle 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II</text:p>
          </table:table-cell>
          <table:table-cell office:value-type="string" calcext:value-type="string">
            <text:p>M. Colleur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Salle 3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rancais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Salle 3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rancais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Salle 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rancais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Salle 3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rancais</text:p>
          </table:table-cell>
          <table:table-cell office:value-type="string" calcext:value-type="string">
            <text:p>Mme Colleur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7h30</text:p>
          </table:table-cell>
          <table:table-cell office:value-type="string" calcext:value-type="string">
            <text:p>Salle 40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246" meta:object-count="0"/>
    <meta:generator>LibreOffice/7.5.9.2$Windows_X86_64 LibreOffice_project/cdeefe45c17511d326101eed8008ac4092f278a9</meta:generator>
  </office:meta>
</office:document-meta>
</file>